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la1" style:family="table">
      <style:table-properties style:width="17.191cm" fo:margin-top="0cm" fo:margin-bottom="0cm" table:align="center" style:writing-mode="lr-tb"/>
    </style:style>
    <style:style style:name="Tabella1.A" style:family="table-column">
      <style:table-column-properties style:column-width="8.595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background-color="#eaf1fb" fo:padding-left="0.176cm" fo:padding-right="0.176cm" fo:padding-top="0.159cm" fo:padding-bottom="0.159cm" fo:border="0.5pt solid #000000" style:writing-mode="lr-tb">
        <style:background-image/>
      </style:table-cell-properties>
    </style:style>
    <style:style style:name="Tabella1.B1" style:family="table-cell">
      <style:table-cell-properties style:vertical-align="middle" fo:padding-left="0.176cm" fo:padding-right="0.176cm" fo:padding-top="0.159cm" fo:padding-bottom="0.159cm" fo:border="0.5pt solid #000000" style:writing-mode="lr-tb"/>
    </style:style>
    <style:style style:name="Tabella1.B2" style:family="table-cell">
      <style:table-cell-properties style:vertical-align="middle" fo:padding-left="0.176cm" fo:padding-right="0.176cm" fo:padding-top="0.159cm" fo:padding-bottom="0.159cm" fo:border="0.5pt solid #000000" style:writing-mode="lr-tb"/>
    </style:style>
    <style:style style:name="Tabella1.B3" style:family="table-cell">
      <style:table-cell-properties style:vertical-align="middle" fo:padding-left="0.176cm" fo:padding-right="0.176cm" fo:padding-top="0.159cm" fo:padding-bottom="0.159cm" fo:border="0.5pt solid #000000" style:writing-mode="lr-tb"/>
    </style:style>
    <style:style style:name="Tabella1.B4" style:family="table-cell">
      <style:table-cell-properties style:vertical-align="middle" fo:padding-left="0.176cm" fo:padding-right="0.176cm" fo:padding-top="0.159cm" fo:padding-bottom="0.159cm" fo:border="0.5pt solid #000000" style:writing-mode="lr-tb"/>
    </style:style>
    <style:style style:name="Tabella1.B5" style:family="table-cell">
      <style:table-cell-properties style:vertical-align="middle" fo:padding-left="0.176cm" fo:padding-right="0.176cm" fo:padding-top="0.159cm" fo:padding-bottom="0.159cm" fo:border="0.5pt solid #000000" style:writing-mode="lr-tb"/>
    </style:style>
    <style:style style:name="Tabella2" style:family="table">
      <style:table-properties style:width="17.193cm" fo:margin-top="0cm" fo:margin-bottom="0cm" table:align="center" style:writing-mode="lr-tb"/>
    </style:style>
    <style:style style:name="Tabella2.A" style:family="table-column">
      <style:table-column-properties style:column-width="5.731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eaf1fb" fo:padding-left="0.176cm" fo:padding-right="0.176cm" fo:padding-top="0.159cm" fo:padding-bottom="0.159cm" fo:border="0.5pt solid #000000" style:writing-mode="lr-tb">
        <style:background-image/>
      </style:table-cell-properties>
    </style:style>
    <style:style style:name="Tabella2.A2" style:family="table-cell">
      <style:table-cell-properties style:vertical-align="middle" fo:padding-left="0.176cm" fo:padding-right="0.176cm" fo:padding-top="0.159cm" fo:padding-bottom="0.159cm" fo:border="0.5pt solid #000000" style:writing-mode="lr-tb"/>
    </style:style>
    <style:style style:name="Tabella3" style:family="table">
      <style:table-properties style:width="17.187cm" fo:margin-top="0cm" fo:margin-bottom="0cm" table:align="center" style:writing-mode="lr-tb"/>
    </style:style>
    <style:style style:name="Tabella3.A" style:family="table-column">
      <style:table-column-properties style:column-width="4.297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eaf1fb" fo:padding-left="0.176cm" fo:padding-right="0.176cm" fo:padding-top="0.159cm" fo:padding-bottom="0.159cm" fo:border="0.5pt solid #000000" style:writing-mode="lr-tb">
        <style:background-image/>
      </style:table-cell-properties>
    </style:style>
    <style:style style:name="Tabella3.A2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B2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C2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D2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A3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B3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C3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D3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A4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B4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C4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D4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A5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B5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C5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D5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A6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B6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C6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D6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A7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B7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C7" style:family="table-cell">
      <style:table-cell-properties fo:padding-left="0.176cm" fo:padding-right="0.176cm" fo:padding-top="0.159cm" fo:padding-bottom="0.159cm" fo:border="0.5pt solid #000000" style:writing-mode="lr-tb"/>
    </style:style>
    <style:style style:name="Tabella3.D7" style:family="table-cell">
      <style:table-cell-properties fo:padding-left="0.176cm" fo:padding-right="0.176cm" fo:padding-top="0.159cm" fo:padding-bottom="0.159cm" fo:border="0.5pt solid #000000" style:writing-mode="lr-tb"/>
    </style:style>
    <style:style style:name="P1" style:family="paragraph" style:parent-style-name="TitleStyle">
      <style:paragraph-properties fo:text-align="center" style:justify-single-word="false"/>
    </style:style>
    <style:style style:name="P2" style:family="paragraph" style:parent-style-name="SubTitleStyle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en" fo:country="US" style:letter-kerning="false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.141cm" style:contextual-spacing="false"/>
    </style:style>
    <style:style style:name="P5" style:family="paragraph" style:parent-style-name="Standard">
      <style:paragraph-properties fo:margin-left="0.499cm" fo:margin-top="0cm" fo:margin-bottom="0.071cm" style:contextual-spacing="false"/>
    </style:style>
    <style:style style:name="P6" style:family="paragraph" style:parent-style-name="Standard">
      <style:paragraph-properties fo:margin-left="0.6cm" fo:margin-top="0cm" fo:margin-bottom="0.212cm" style:contextual-spacing="false"/>
    </style:style>
    <style:style style:name="P7" style:family="paragraph" style:parent-style-name="Standard">
      <style:paragraph-properties fo:margin-left="0.801cm"/>
    </style:style>
    <style:style style:name="P8" style:family="paragraph" style:parent-style-name="Standard">
      <style:paragraph-properties fo:margin-left="0.6cm"/>
    </style:style>
    <style:style style:name="P9" style:family="paragraph" style:parent-style-name="Standard">
      <style:paragraph-properties fo:margin-top="0cm" fo:margin-bottom="0.176cm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family="Consolas" style:font-family-generic="roman" style:font-pitch="variable" fo:font-size="9pt" style:font-size-asian="9pt"/>
    </style:style>
    <style:style style:name="T3" style:family="text">
      <style:text-properties fo:font-family="Consolas" style:font-family-generic="roman" style:font-pitch="variable" fo:font-size="8.5pt" style:font-size-asian="8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zione operativa di Sysmon, Wazuh Agent e Wazuh Server</text:p>
      <text:p text:style-name="P2">Report strutturato delle fasi di configurazione, verifica, raccolta log e visualizzazione eventi</text:p>
      <text:p text:style-name="Standard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3"><text:span text:style-name="T1">Progetto</text:span></text:p>
          </table:table-cell>
          <table:table-cell table:style-name="Tabella1.B1" office:value-type="string">
            <text:p text:style-name="P3">Laboratorio CALDERA - Sysmon - Wazuh</text:p>
          </table:table-cell>
        </table:table-row>
        <table:table-row table:style-name="Tabella1.1">
          <table:table-cell table:style-name="Tabella1.A1" office:value-type="string">
            <text:p text:style-name="P3"><text:span text:style-name="T1">Ambiente</text:span></text:p>
          </table:table-cell>
          <table:table-cell table:style-name="Tabella1.B2" office:value-type="string">
            <text:p text:style-name="P3">Windows 10 target, Wazuh Agent, Wazuh Server, dashboard web</text:p>
          </table:table-cell>
        </table:table-row>
        <table:table-row table:style-name="Tabella1.1">
          <table:table-cell table:style-name="Tabella1.A1" office:value-type="string">
            <text:p text:style-name="P3"><text:span text:style-name="T1">Obiettivo</text:span></text:p>
          </table:table-cell>
          <table:table-cell table:style-name="Tabella1.B3" office:value-type="string">
            <text:p text:style-name="P3">Rendere ripetibile la configurazione e la verifica end-to-end della raccolta e visualizzazione eventi</text:p>
          </table:table-cell>
        </table:table-row>
        <table:table-row table:style-name="Tabella1.1">
          <table:table-cell table:style-name="Tabella1.A1" office:value-type="string">
            <text:p text:style-name="P3"><text:span text:style-name="T1">Autore / Team</text:span></text:p>
          </table:table-cell>
          <table:table-cell table:style-name="Tabella1.B4" office:value-type="string">
            <text:p text:style-name="P3"/>
          </table:table-cell>
        </table:table-row>
        <table:table-row table:style-name="Tabella1.1">
          <table:table-cell table:style-name="Tabella1.A1" office:value-type="string">
            <text:p text:style-name="P3"><text:span text:style-name="T1">Data / Versione</text:span></text:p>
          </table:table-cell>
          <table:table-cell table:style-name="Tabella1.B5" office:value-type="string">
            <text:p text:style-name="P3"/>
          </table:table-cell>
        </table:table-row>
      </table:table>
      <text:p text:style-name="Standard"/>
      <text:h text:style-name="Heading_20_1" text:outline-level="1">1. Scopo del documento</text:h>
      <text:p text:style-name="P4">Questo documento raccoglie in forma ordinata e modificabile le fasi operative discusse per configurare Sysmon sul sistema Windows target, fare acquisire i relativi eventi a Wazuh Agent, riceverli e archiviarli sul Wazuh Server e, infine, visualizzarli correttamente nella dashboard web.</text:p>
      <text:p text:style-name="P4">Il report è pensato come traccia di lavoro: può essere aggiornato, corretto e completato con note del team, screenshot, esiti di prova e dati dell’ambiente reale.</text:p>
      <text:h text:style-name="Heading_20_1" text:outline-level="1">2. Architettura logica del flusso</text:h>
      <text:p text:style-name="P5">• CALDERA genera attività sul sistema Windows target.</text:p>
      <text:p text:style-name="P5">• Sysmon registra gli eventi nel canale Microsoft-Windows-Sysmon/Operational.</text:p>
      <text:p text:style-name="P5">• Wazuh Agent legge il canale Sysmon e inoltra i log al Wazuh Server.</text:p>
      <text:p text:style-name="P5">• Il Wazuh Server archivia gli eventi e, tramite Filebeat, li invia all’indexer.</text:p>
      <text:p text:style-name="P5">• La dashboard web interroga l’indice wazuh-archives-* e mostra i documenti in Discover.</text:p>
      <text:h text:style-name="Heading_20_1" text:outline-level="1">3. Prerequisiti</text:h>
      <text:p text:style-name="P5">• Macchina Windows 10 con privilegi amministrativi.</text:p>
      <text:p text:style-name="P5">• Pacchetto Sysmon disponibile sul target.</text:p>
      <text:p text:style-name="P5">• Wazuh Agent installato sul target Windows.</text:p>
      <text:p text:style-name="P5">• Wazuh Server raggiungibile in rete.</text:p>
      <text:p text:style-name="P5">• Accesso alla dashboard Wazuh / OpenSearch Dashboards.</text:p>
      <text:p text:style-name="P5">• Possibilità di riavviare i servizi wazuh-manager e filebeat sul server.</text:p>
      <text:h text:style-name="Heading_20_1" text:outline-level="1"><text:soft-page-break/>4. Configurazione di Sysmon sul sistema Windows</text:h>
      <text:h text:style-name="Heading_20_2" text:outline-level="2">4.1 File di configurazione</text:h>
      <text:p text:style-name="P4">Predisporre un file XML di configurazione di Sysmon. La configurazione minima usata per il laboratorio deve almeno includere la raccolta di processi, rete, file, registro e DNS.</text:p>
      <text:p text:style-name="P6"><text:span text:style-name="T2">&lt;Sysmon schemaversion="4.90"&gt;<text:line-break/> <text:s/>&lt;HashAlgorithms&gt;sha256,imphash&lt;/HashAlgorithms&gt;<text:line-break/> <text:s/>&lt;EventFiltering&gt;<text:line-break/> <text:s text:c="3"/>&lt;ProcessCreate onmatch="include" /&gt;<text:line-break/> <text:s text:c="3"/>&lt;NetworkConnect onmatch="include" /&gt;<text:line-break/> <text:s text:c="3"/>&lt;FileCreate onmatch="include" /&gt;<text:line-break/> <text:s text:c="3"/>&lt;RegistryEvent onmatch="include" /&gt;<text:line-break/> <text:s text:c="3"/>&lt;DnsQuery onmatch="include" /&gt;<text:line-break/> <text:s/>&lt;/EventFiltering&gt;<text:line-break/>&lt;/Sysmon&gt;</text:span></text:p>
      <text:h text:style-name="Heading_20_2" text:outline-level="2">4.2 Installazione</text:h>
      <text:p text:style-name="P5">• Copiare sysmon64.exe e il file XML nella stessa cartella.</text:p>
      <text:p text:style-name="P5">• Aprire PowerShell o Prompt dei comandi come amministratore.</text:p>
      <text:p text:style-name="P5">• Eseguire il comando di installazione:</text:p>
      <text:p text:style-name="P7"><text:span text:style-name="T2">sysmon64.exe -accepteula -i .\sysmonconfig_windows10_lab.xml</text:span></text:p>
      <text:p text:style-name="P5">• Per aggiornare la configurazione successivamente, usare:</text:p>
      <text:p text:style-name="P7"><text:span text:style-name="T2">sysmon64.exe -c .\sysmonconfig_windows10_lab.xml</text:span></text:p>
      <text:h text:style-name="Heading_20_2" text:outline-level="2">4.3 Verifica immediata</text:h>
      <text:p text:style-name="P5">• Aprire Visualizzatore eventi.</text:p>
      <text:p text:style-name="P5">• Raggiungere: Applications and Services Logs &gt; Microsoft &gt; Windows &gt; Sysmon &gt; Operational.</text:p>
      <text:p text:style-name="P5">• Eseguire un comando semplice, per esempio ipconfig o nslookup example.com.</text:p>
      <text:p text:style-name="P5">• Verificare la presenza di eventi nuovi.</text:p>
      <text:p text:style-name="P4">Eventi prioritari da leggere:</text:p>
      <table:table table:name="Tabella2" table:style-name="Tabella2">
        <table:table-column table:style-name="Tabella2.A" table:number-columns-repeated="3"/>
        <table:table-header-rows>
          <table:table-row table:style-name="Tabella2.1">
            <table:table-cell table:style-name="Tabella2.A1" office:value-type="string">
              <text:p text:style-name="P3"><text:span text:style-name="T1">Event ID</text:span></text:p>
            </table:table-cell>
            <table:table-cell table:style-name="Tabella2.A1" office:value-type="string">
              <text:p text:style-name="P3"><text:span text:style-name="T1">Nome evento</text:span></text:p>
            </table:table-cell>
            <table:table-cell table:style-name="Tabella2.A1" office:value-type="string">
              <text:p text:style-name="P3"><text:span text:style-name="T1">Cosa leggere</text:span></text:p>
            </table:table-cell>
          </table:table-row>
        </table:table-header-rows>
        <table:table-row table:style-name="Tabella2.1">
          <table:table-cell table:style-name="Tabella2.A2" office:value-type="string">
            <text:p text:style-name="P3">1</text:p>
          </table:table-cell>
          <table:table-cell table:style-name="Tabella2.A2" office:value-type="string">
            <text:p text:style-name="P3">Process Create</text:p>
          </table:table-cell>
          <table:table-cell table:style-name="Tabella2.A2" office:value-type="string">
            <text:p text:style-name="P3">Image, CommandLine, ParentImage, User, Hashes</text:p>
          </table:table-cell>
        </table:table-row>
        <table:table-row table:style-name="Tabella2.1">
          <table:table-cell table:style-name="Tabella2.A2" office:value-type="string">
            <text:p text:style-name="P3">3</text:p>
          </table:table-cell>
          <table:table-cell table:style-name="Tabella2.A2" office:value-type="string">
            <text:p text:style-name="P3">Network Connect</text:p>
          </table:table-cell>
          <table:table-cell table:style-name="Tabella2.A2" office:value-type="string">
            <text:p text:style-name="P3">Image, DestinationIp, DestinationPort, Protocol</text:p>
          </table:table-cell>
        </table:table-row>
        <table:table-row table:style-name="Tabella2.1">
          <table:table-cell table:style-name="Tabella2.A2" office:value-type="string">
            <text:p text:style-name="P3">11</text:p>
          </table:table-cell>
          <table:table-cell table:style-name="Tabella2.A2" office:value-type="string">
            <text:p text:style-name="P3">File Create</text:p>
          </table:table-cell>
          <table:table-cell table:style-name="Tabella2.A2" office:value-type="string">
            <text:p text:style-name="P3">Image, TargetFilename</text:p>
          </table:table-cell>
        </table:table-row>
        <table:table-row table:style-name="Tabella2.1">
          <table:table-cell table:style-name="Tabella2.A2" office:value-type="string">
            <text:p text:style-name="P3">12/13/14</text:p>
          </table:table-cell>
          <table:table-cell table:style-name="Tabella2.A2" office:value-type="string">
            <text:p text:style-name="P3">Registry</text:p>
          </table:table-cell>
          <table:table-cell table:style-name="Tabella2.A2" office:value-type="string">
            <text:p text:style-name="P3">TargetObject, Details, processo che modifica</text:p>
          </table:table-cell>
        </table:table-row>
        <table:table-row table:style-name="Tabella2.1">
          <table:table-cell table:style-name="Tabella2.A2" office:value-type="string">
            <text:p text:style-name="P3">22</text:p>
          </table:table-cell>
          <table:table-cell table:style-name="Tabella2.A2" office:value-type="string">
            <text:p text:style-name="P3">DNS Query</text:p>
          </table:table-cell>
          <table:table-cell table:style-name="Tabella2.A2" office:value-type="string">
            <text:p text:style-name="P3">QueryName, QueryStatus, QueryResults, processo sorgente</text:p>
          </table:table-cell>
        </table:table-row>
      </table:table>
      <text:h text:style-name="Heading_20_1" text:outline-level="1">5. Configurazione di Wazuh Agent sul sistema Windows</text:h>
      <text:h text:style-name="Heading_20_2" text:outline-level="2">5.1 File da modificare</text:h>
      <text:p text:style-name="P4">Modificare il file C:\Program Files (x86)\ossec-agent\ossec.conf sul sistema Windows target.</text:p>
      <text:h text:style-name="Heading_20_2" text:outline-level="2"><text:soft-page-break/>5.2 Blocco minimo per leggere Sysmon</text:h>
      <text:p text:style-name="P8"><text:span text:style-name="T2">&lt;localfile&gt;<text:line-break/> <text:s/>&lt;location&gt;Microsoft-Windows-Sysmon/Operational&lt;/location&gt;<text:line-break/> <text:s/>&lt;log_format&gt;eventchannel&lt;/log_format&gt;<text:line-break/>&lt;/localfile&gt;</text:span></text:p>
      <text:p text:style-name="P5">• Verificare che l’indirizzo del manager Wazuh sia corretto nel blocco &lt;server&gt;.</text:p>
      <text:p text:style-name="P5">• Salvare il file.</text:p>
      <text:p text:style-name="P5">• Riavviare il servizio Wazuh Agent.</text:p>
      <text:h text:style-name="Heading_20_2" text:outline-level="2">5.3 Verifica del percorso dati</text:h>
      <text:p text:style-name="P5">• Generare un nuovo evento Sysmon sul target, per esempio con nslookup example.com.</text:p>
      <text:p text:style-name="P5">• Controllare che il sistema Windows continui a visualizzare l’evento nel canale Sysmon.</text:p>
      <text:p text:style-name="P5">• Passare al server e verificare che il manager stia ricevendo eventi dall’agent.</text:p>
      <text:h text:style-name="Heading_20_1" text:outline-level="1">6. Configurazione del Wazuh Server</text:h>
      <text:h text:style-name="Heading_20_2" text:outline-level="2">6.1 Abilitazione archiviazione eventi</text:h>
      <text:p text:style-name="P4">Nel file /var/ossec/etc/ossec.conf del server, all’interno del blocco &lt;global&gt;, abilitare logall e logall_json.</text:p>
      <text:p text:style-name="P8"><text:span text:style-name="T2">&lt;global&gt;<text:line-break/> <text:s/>&lt;jsonout_output&gt;yes&lt;/jsonout_output&gt;<text:line-break/> <text:s/>&lt;alerts_log&gt;yes&lt;/alerts_log&gt;<text:line-break/> <text:s/>&lt;logall&gt;yes&lt;/logall&gt;<text:line-break/> <text:s/>&lt;logall_json&gt;yes&lt;/logall_json&gt;<text:line-break/>&lt;/global&gt;</text:span></text:p>
      <text:p text:style-name="P5">• Riavviare il manager:</text:p>
      <text:p text:style-name="P7"><text:span text:style-name="T2">sudo systemctl restart wazuh-manager</text:span></text:p>
      <text:h text:style-name="Heading_20_2" text:outline-level="2">6.2 Verifica archivi sul server</text:h>
      <text:p text:style-name="P5">• Controllare la presenza della cartella /var/ossec/logs/archives/.</text:p>
      <text:p text:style-name="P5">• Verificare la creazione e l’aggiornamento di archives.json.</text:p>
      <text:p text:style-name="P7"><text:span text:style-name="T2">tail -f /var/ossec/logs/archives/archives.json</text:span></text:p>
      <text:h text:style-name="Heading_20_2" text:outline-level="2">6.3 Filebeat e invio verso l’indexer</text:h>
      <text:p text:style-name="P4">Nel file /etc/filebeat/filebeat.yml verificare che sia abilitato l’invio degli archivi.</text:p>
      <text:p text:style-name="P8"><text:span text:style-name="T2">filebeat.modules:<text:line-break/> <text:s/>- module: wazuh<text:line-break/> <text:s text:c="3"/>alerts:<text:line-break/> <text:s text:c="5"/>enabled: true<text:line-break/> <text:s text:c="3"/>archives:<text:line-break/> <text:s text:c="5"/>enabled: true</text:span></text:p>
      <text:p text:style-name="P5">• Testare la configurazione:</text:p>
      <text:p text:style-name="P7"><text:span text:style-name="T2">sudo filebeat test config</text:span></text:p>
      <text:p text:style-name="P7"><text:span text:style-name="T2">sudo filebeat test output</text:span></text:p>
      <text:p text:style-name="P5">• Riavviare Filebeat:</text:p>
      <text:p text:style-name="P7"><text:span text:style-name="T2">sudo systemctl restart filebeat</text:span></text:p>
      <text:h text:style-name="Heading_20_2" text:outline-level="2"><text:soft-page-break/>6.4 Verifica degli indici</text:h>
      <text:p text:style-name="P5">• Controllare la presenza dell’indice wazuh-archives-*.</text:p>
      <text:p text:style-name="P7"><text:span text:style-name="T2">curl -k -u admin:admin https://127.0.0.1:9200/_cat/indices?v | grep wazuh-archives</text:span></text:p>
      <text:h text:style-name="Heading_20_1" text:outline-level="1">7. Visualizzazione in dashboard web</text:h>
      <text:h text:style-name="Heading_20_2" text:outline-level="2">7.1 Creazione del data view</text:h>
      <text:p text:style-name="P5">• Aprire la dashboard web.</text:p>
      <text:p text:style-name="P5">• Creare il data view / index pattern wazuh-archives-*.</text:p>
      <text:p text:style-name="P5">• Verificare il campo tempo usato dal data view.</text:p>
      <text:p text:style-name="P4">Nota operativa: se Discover non mostra risultati pur in presenza di documenti nell’indice, ricreare il data view e verificare che il filtro temporale non escluda i documenti.</text:p>
      <text:h text:style-name="Heading_20_2" text:outline-level="2">7.2 Verifica con Dev Tools</text:h>
      <text:p text:style-name="P5">• Usare Dev Tools per confermare che i documenti esistano realmente nell’indice.</text:p>
      <text:p text:style-name="P8"><text:span text:style-name="T3">GET wazuh-archives-*/_count</text:span></text:p>
      <text:p text:style-name="P8"><text:span text:style-name="T3">GET wazuh-archives-*/_search<text:line-break/>{<text:line-break/> <text:s/>"size": 5,<text:line-break/> <text:s/>"sort": [<text:line-break/> <text:s text:c="3"/>{ "timestamp": { "order": "desc" } }<text:line-break/> <text:s/>]<text:line-break/>}</text:span></text:p>
      <text:p text:style-name="P8"><text:span text:style-name="T3">GET wazuh-archives-*/_mapping</text:span></text:p>
      <text:h text:style-name="Heading_20_2" text:outline-level="2">7.3 Query pratiche in Discover</text:h>
      <text:p text:style-name="P7"><text:span text:style-name="T2">agent.name: "WIN10-LAB"</text:span></text:p>
      <text:p text:style-name="P7"><text:span text:style-name="T2">agent.name: "caldera"</text:span></text:p>
      <text:p text:style-name="P7"><text:span text:style-name="T2">rule.groups~sysmon and data.win.system.eventID=1</text:span></text:p>
      <text:p text:style-name="P7"><text:span text:style-name="T2">rule.groups~sysmon and data.win.system.eventID=3</text:span></text:p>
      <text:p text:style-name="P7"><text:span text:style-name="T2">rule.groups~sysmon and data.win.system.eventID=22</text:span></text:p>
      <text:h text:style-name="Heading_20_1" text:outline-level="1">8. Sequenza di troubleshooting consigliata</text:h>
      <text:p text:style-name="P5">• Se gli eventi si vedono in Windows ma non nel server, controllare il blocco localfile dell’agent e il riavvio del servizio.</text:p>
      <text:p text:style-name="P5">• Se archives.json non si crea, controllare logall/logall_json nel manager e riavviare wazuh-manager.</text:p>
      <text:p text:style-name="P5">• Se archives.json si crea ma l’indice non esiste, controllare Filebeat e archives.enabled: true.</text:p>
      <text:p text:style-name="P5">• Se l’indice esiste ma Discover è vuoto, verificare data view, campo tempo, time range e filtri residui.</text:p>
      <text:p text:style-name="P5">• Se Dev Tools mostra documenti ma Discover no, il problema è nella configurazione della vista, non nella pipeline dati.</text:p>
      <text:h text:style-name="Heading_20_1" text:outline-level="1"><text:soft-page-break/>9. Check-list finale</text:h>
      <table:table table:name="Tabella3" table:style-name="Tabella3">
        <table:table-column table:style-name="Tabella3.A" table:number-columns-repeated="4"/>
        <table:table-header-rows>
          <table:table-row table:style-name="Tabella3.1">
            <table:table-cell table:style-name="Tabella3.A1" office:value-type="string">
              <text:p text:style-name="P3"><text:span text:style-name="T1">Voce di verifica</text:span></text:p>
            </table:table-cell>
            <table:table-cell table:style-name="Tabella3.A1" office:value-type="string">
              <text:p text:style-name="P3"><text:span text:style-name="T1">Esito</text:span></text:p>
            </table:table-cell>
            <table:table-cell table:style-name="Tabella3.A1" office:value-type="string">
              <text:p text:style-name="P3"><text:span text:style-name="T1">Responsabile</text:span></text:p>
            </table:table-cell>
            <table:table-cell table:style-name="Tabella3.A1" office:value-type="string">
              <text:p text:style-name="P3"><text:span text:style-name="T1">Note</text:span></text:p>
            </table:table-cell>
          </table:table-row>
        </table:table-header-rows>
        <table:table-row table:style-name="Tabella3.1">
          <table:table-cell table:style-name="Tabella3.A2" office:value-type="string">
            <text:p text:style-name="P3">Sysmon installato e operativo</text:p>
          </table:table-cell>
          <table:table-cell table:style-name="Tabella3.B2" office:value-type="string">
            <text:p text:style-name="P3">........</text:p>
          </table:table-cell>
          <table:table-cell table:style-name="Tabella3.C2" office:value-type="string">
            <text:p text:style-name="P3">........................</text:p>
          </table:table-cell>
          <table:table-cell table:style-name="Tabella3.D2" office:value-type="string">
            <text:p text:style-name="P3">........................................</text:p>
          </table:table-cell>
        </table:table-row>
        <table:table-row table:style-name="Tabella3.1">
          <table:table-cell table:style-name="Tabella3.A3" office:value-type="string">
            <text:p text:style-name="P3">Wazuh Agent configurato per Sysmon</text:p>
          </table:table-cell>
          <table:table-cell table:style-name="Tabella3.B3" office:value-type="string">
            <text:p text:style-name="P3">........</text:p>
          </table:table-cell>
          <table:table-cell table:style-name="Tabella3.C3" office:value-type="string">
            <text:p text:style-name="P3">........................</text:p>
          </table:table-cell>
          <table:table-cell table:style-name="Tabella3.D3" office:value-type="string">
            <text:p text:style-name="P3">........................................</text:p>
          </table:table-cell>
        </table:table-row>
        <table:table-row table:style-name="Tabella3.1">
          <table:table-cell table:style-name="Tabella3.A4" office:value-type="string">
            <text:p text:style-name="P3">archives.json creato sul server</text:p>
          </table:table-cell>
          <table:table-cell table:style-name="Tabella3.B4" office:value-type="string">
            <text:p text:style-name="P3">........</text:p>
          </table:table-cell>
          <table:table-cell table:style-name="Tabella3.C4" office:value-type="string">
            <text:p text:style-name="P3">........................</text:p>
          </table:table-cell>
          <table:table-cell table:style-name="Tabella3.D4" office:value-type="string">
            <text:p text:style-name="P3">........................................</text:p>
          </table:table-cell>
        </table:table-row>
        <table:table-row table:style-name="Tabella3.1">
          <table:table-cell table:style-name="Tabella3.A5" office:value-type="string">
            <text:p text:style-name="P3">Filebeat inoltra gli archivi</text:p>
          </table:table-cell>
          <table:table-cell table:style-name="Tabella3.B5" office:value-type="string">
            <text:p text:style-name="P3">........</text:p>
          </table:table-cell>
          <table:table-cell table:style-name="Tabella3.C5" office:value-type="string">
            <text:p text:style-name="P3">........................</text:p>
          </table:table-cell>
          <table:table-cell table:style-name="Tabella3.D5" office:value-type="string">
            <text:p text:style-name="P3">........................................</text:p>
          </table:table-cell>
        </table:table-row>
        <table:table-row table:style-name="Tabella3.1">
          <table:table-cell table:style-name="Tabella3.A6" office:value-type="string">
            <text:p text:style-name="P3">Indice wazuh-archives-* presente</text:p>
          </table:table-cell>
          <table:table-cell table:style-name="Tabella3.B6" office:value-type="string">
            <text:p text:style-name="P3">........</text:p>
          </table:table-cell>
          <table:table-cell table:style-name="Tabella3.C6" office:value-type="string">
            <text:p text:style-name="P3">........................</text:p>
          </table:table-cell>
          <table:table-cell table:style-name="Tabella3.D6" office:value-type="string">
            <text:p text:style-name="P3">........................................</text:p>
          </table:table-cell>
        </table:table-row>
        <table:table-row table:style-name="Tabella3.1">
          <table:table-cell table:style-name="Tabella3.A7" office:value-type="string">
            <text:p text:style-name="P3">Discover mostra i documenti</text:p>
          </table:table-cell>
          <table:table-cell table:style-name="Tabella3.B7" office:value-type="string">
            <text:p text:style-name="P3">........</text:p>
          </table:table-cell>
          <table:table-cell table:style-name="Tabella3.C7" office:value-type="string">
            <text:p text:style-name="P3">........................</text:p>
          </table:table-cell>
          <table:table-cell table:style-name="Tabella3.D7" office:value-type="string">
            <text:p text:style-name="P3">........................................</text:p>
          </table:table-cell>
        </table:table-row>
      </table:table>
      <text:h text:style-name="Heading_20_1" text:outline-level="1">10. Note del team / integrazioni</text:h>
      <text:p text:style-name="P9">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Aptos" fo:font-family="Aptos" style:font-family-generic="roman" style:font-pitch="variable" fo:font-size="10.5pt" style:font-name-asian="Aptos1" style:font-family-asian="Aptos" style:font-family-generic-asian="system" style:font-pitch-asian="variable" style:font-size-asian="10.5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494cm" fo:margin-bottom="0.212cm" style:contextual-spacing="false" fo:keep-together="always" fo:keep-with-next="always"/>
      <style:text-properties fo:color="#173b63" loext:opacity="100%" style:font-name="Calibri" fo:font-family="Calibri" style:font-family-generic="roman" style:font-pitch="variable" fo:font-size="15pt" fo:font-weight="bold" style:font-name-asian="ＭＳ ゴシック" style:font-family-asian="'ＭＳ ゴシック'" style:font-family-generic-asian="system" style:font-pitch-asian="variable" style:font-size-asian="15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.141cm" style:contextual-spacing="false" fo:keep-together="always" fo:keep-with-next="always"/>
      <style:text-properties fo:color="#244f7a" loext:opacity="100%" style:font-name="Calibri" fo:font-family="Calibri" style:font-family-generic="roman" style:font-pitch="variable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212cm" style:contextual-spacing="false" fo:keep-together="always" fo:keep-with-next="always"/>
      <style:text-properties fo:color="#244f7a" loext:opacity="100%" style:font-name="Calibri" fo:font-family="Calibri" style:font-family-generic="roman" style:font-pitch="variable" fo:font-size="10.5pt" fo:font-weight="bold" style:font-name-asian="ＭＳ ゴシック" style:font-family-asian="'ＭＳ ゴシック'" style:font-family-generic-asian="system" style:font-pitch-asian="variable" style:font-size-asian="10.5pt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itleStyle" style:family="paragraph">
      <style:paragraph-properties fo:margin-top="0.282cm" fo:margin-bottom="0.212cm" style:contextual-spacing="false" fo:line-height="115%" fo:text-align="start" style:justify-single-word="false" fo:orphans="2" fo:widows="2" style:writing-mode="lr-tb"/>
      <style:text-properties fo:color="#173b63" loext:opacity="100%" style:font-name="Aptos" fo:font-family="Aptos" style:font-family-generic="roman" style:font-pitch="variable" fo:font-size="22pt" fo:font-weight="bold" style:font-name-asian="Aptos1" style:font-family-asian="Aptos" style:font-family-generic-asian="system" style:font-pitch-asian="variable" style:font-size-asian="22pt" style:font-weight-asian="bold"/>
    </style:style>
    <style:style style:name="SubTitleStyle" style:family="paragraph">
      <style:paragraph-properties fo:margin-top="0.282cm" fo:margin-bottom="0.212cm" style:contextual-spacing="false" fo:line-height="115%" fo:text-align="start" style:justify-single-word="false" fo:orphans="2" fo:widows="2" style:writing-mode="lr-tb"/>
      <style:text-properties fo:color="#5b6774" loext:opacity="100%" style:font-name="Aptos" fo:font-family="Aptos" style:font-family-generic="roman" style:font-pitch="variable" fo:font-size="11pt" fo:font-weight="bold" style:font-name-asian="Aptos1" style:font-family-asian="Aptos" style:font-family-generic-asian="system" style:font-pitch-asian="variable" style:font-size-asian="11pt" style:font-weight-asian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2cm" fo:margin-right="2.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2</meta:editing-cycles>
    <meta:creation-date>2013-12-23T23:15:00</meta:creation-date>
    <dc:date>2026-03-30T11:49:00.387535000</dc:date>
    <meta:editing-duration>PT1M7S</meta:editing-duration>
    <meta:generator>LibreOffice/25.8.5.1$Windows_X86_64 LibreOffice_project/cde5f182e321816108385dd3739c4295be919062</meta:generator>
    <meta:document-statistic meta:table-count="3" meta:image-count="0" meta:object-count="0" meta:page-count="5" meta:paragraph-count="156" meta:word-count="927" meta:character-count="7931" meta:non-whitespace-character-count="7090"/>
    <meta:user-defined meta:name="AppVersion">14.0000</meta:user-defined>
    <meta:template xlink:type="simple" xlink:actuate="onRequest" xlink:title="Normal.dotm" xlink:href=""/>
  </office:meta>
</office:document-meta>
</file>